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333333" style:font-name="Liberation Serif" fo:font-size="12pt" fo:font-weight="normal" officeooo:rsid="0019ac09" officeooo:paragraph-rsid="0019ac09" fo:background-color="#fafafa" style:font-size-asian="12pt" style:font-size-complex="12pt"/>
    </style:style>
    <style:style style:name="P3" style:family="paragraph" style:parent-style-name="Text_20_body">
      <style:text-properties officeooo:rsid="001e4ad0" officeooo:paragraph-rsid="001e4ad0"/>
    </style:style>
    <style:style style:name="P4" style:family="paragraph" style:parent-style-name="Text_20_body">
      <style:text-properties fo:font-weight="bold" officeooo:rsid="001c7e47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text-properties officeooo:paragraph-rsid="001c7e47"/>
    </style:style>
    <style:style style:name="P8" style:family="paragraph" style:parent-style-name="Text_20_body" style:list-style-name="L4">
      <style:text-properties officeooo:rsid="001e4ad0" officeooo:paragraph-rsid="001e4ad0"/>
    </style:style>
    <style:style style:name="T1" style:family="text">
      <style:text-properties fo:color="#333333" fo:font-weight="normal" fo:background-color="#fafafa" loext:char-shading-value="0"/>
    </style:style>
    <style:style style:name="T2" style:family="text">
      <style:text-properties fo:color="#333333" fo:font-weight="normal" officeooo:rsid="0016f227" fo:background-color="#fafafa" loext:char-shading-value="0"/>
    </style:style>
    <style:style style:name="T3" style:family="text">
      <style:text-properties fo:color="#333333" fo:font-weight="normal" officeooo:rsid="0019ac09" fo:background-color="#fafafa" loext:char-shading-value="0"/>
    </style:style>
    <style:style style:name="T4" style:family="text">
      <style:text-properties officeooo:rsid="001c7e47"/>
    </style:style>
    <style:style style:name="T5" style:family="text">
      <style:text-properties officeooo:rsid="001ffc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4">Recherche dans Kibana</text:p>
      <text:p text:style-name="P1"/>
      <text:list xml:id="list1708545291" text:style-name="L1">
        <text:list-item>
          <text:p text:style-name="P5">Tous les avions en provenance de New York qui ont eu du retard ?</text:p>
        </text:list-item>
      </text:list>
      <text:list xml:id="list398387775" text:style-name="L2">
        <text:list-item>
          <text:p text:style-name="P6">La quantité d'avion ayant eu du retard hier soir entre 21h30 et 22h ?</text:p>
        </text:list-item>
      </text:list>
      <text:list xml:id="list3261574604" text:style-name="L3">
        <text:list-item>
          <text:p text:style-name="P7"><text:span text:style-name="T4">Le prix moyen des billets par companie avec une visualisation</text:span></text:p>
        </text:list-item>
      </text:list>
      <text:list xml:id="list3493743148" text:style-name="L4">
        <text:list-item>
          <text:p text:style-name="P8">Aller dans la section dashboard. Explorer les différentes visualisation<text:span text:style-name="T5">s pour comprendre de quoi elles parlent</text:span></text:p>
          <text:list>
            <text:list-item>
              <text:p text:style-name="P8">Utilisez la section contrôle pour ajouter des filtres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0:56:04.960596439</meta:creation-date>
    <dc:date>2018-11-16T15:36:57.780844800</dc:date>
    <meta:editing-duration>PT7H36M42S</meta:editing-duration>
    <meta:editing-cycles>3</meta:editing-cycles>
    <meta:generator>LibreOffice/6.0.7.3.0$Linux_X86_64 LibreOffice_project/00m0$Build-3</meta:generator>
    <meta:document-statistic meta:table-count="0" meta:image-count="0" meta:object-count="0" meta:page-count="1" meta:paragraph-count="6" meta:word-count="69" meta:character-count="383" meta:non-whitespace-character-count="325"/>
  </office:meta>
</office:document-meta>
</file>